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uncherBootstrap.fileListToURLs( String file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uncherBootstrap.main( String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